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0327" officeooo:paragraph-rsid="001d0327"/>
    </style:style>
    <style:style style:name="P2" style:family="paragraph" style:parent-style-name="Standard">
      <style:paragraph-properties fo:text-align="justify" style:justify-single-word="false"/>
      <style:text-properties officeooo:rsid="001d0327" officeooo:paragraph-rsid="001d0327"/>
    </style:style>
    <style:style style:name="P3" style:family="paragraph" style:parent-style-name="Standard">
      <style:paragraph-properties fo:text-align="justify" style:justify-single-word="false"/>
      <style:text-properties officeooo:rsid="001d0327" officeooo:paragraph-rsid="001ddb9f"/>
    </style:style>
    <style:style style:name="P4" style:family="paragraph" style:parent-style-name="Standard">
      <style:paragraph-properties fo:text-align="center" style:justify-single-word="false"/>
      <style:text-properties fo:font-size="16pt" officeooo:rsid="001d0327" officeooo:paragraph-rsid="001d0327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6pt" officeooo:rsid="001ddb9f" officeooo:paragraph-rsid="001ddb9f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1d0327" officeooo:paragraph-rsid="001d0327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4pt" officeooo:rsid="001d0327" officeooo:paragraph-rsid="001d0327" style:font-size-asian="14pt" style:font-size-complex="14pt"/>
    </style:style>
    <style:style style:name="P8" style:family="paragraph" style:parent-style-name="Standard">
      <style:paragraph-properties fo:text-align="end" style:justify-single-word="false"/>
      <style:text-properties fo:font-size="14pt" fo:font-style="italic" officeooo:rsid="001d0327" officeooo:paragraph-rsid="001d0327" style:font-size-asian="14pt" style:font-style-asian="italic" style:font-size-complex="14pt" style:font-style-complex="italic"/>
    </style:style>
    <style:style style:name="P9" style:family="paragraph" style:parent-style-name="Standard">
      <style:paragraph-properties fo:text-align="end" style:justify-single-word="false"/>
      <style:text-properties fo:font-size="14pt" fo:font-style="italic" officeooo:rsid="001d0327" officeooo:paragraph-rsid="001ddb9f" style:font-size-asian="14pt" style:font-style-asian="italic" style:font-size-complex="14pt" style:font-style-complex="italic"/>
    </style:style>
    <style:style style:name="P10" style:family="paragraph" style:parent-style-name="Standard">
      <style:text-properties fo:font-weight="bold" officeooo:rsid="001d0327" officeooo:paragraph-rsid="001d0327" style:font-weight-asian="bold" style:font-weight-complex="bold"/>
    </style:style>
    <style:style style:name="P11" style:family="paragraph" style:parent-style-name="Standard">
      <style:text-properties fo:font-style="italic" officeooo:rsid="001d0327" officeooo:paragraph-rsid="001d0327" style:font-style-asian="italic" style:font-style-complex="italic"/>
    </style:style>
    <style:style style:name="P12" style:family="paragraph" style:parent-style-name="Standard">
      <style:paragraph-properties fo:text-align="justify" style:justify-single-word="false"/>
      <style:text-properties officeooo:rsid="001e3d1c" officeooo:paragraph-rsid="001d0327"/>
    </style:style>
    <style:style style:name="T1" style:family="text">
      <style:text-properties officeooo:rsid="001ddb9f"/>
    </style:style>
    <style:style style:name="T2" style:family="text">
      <style:text-properties officeooo:rsid="001e3d1c"/>
    </style:style>
    <style:style style:name="T3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Grafika 3D i <text:span text:style-name="T2">systemy multimedialne 2</text:span></text:p>
      <text:p text:style-name="P4"/>
      <text:p text:style-name="P5">prowadzący: <text:span text:style-name="T3">dr inż. Jan Nikodem</text:span></text:p>
      <text:p text:style-name="P5"/>
      <text:p text:style-name="P6">Projekt: <text:span text:style-name="T2">Trójwymiarowy m</text:span>odel flagi powiewającej na wietrze</text:p>
      <text:p text:style-name="P1"/>
      <text:p text:style-name="P7">Skład grupy:<text:line-break/><text:span text:style-name="T3">Maciej Baj</text:span></text:p>
      <text:p text:style-name="P8">Jacek Choroszy</text:p>
      <text:p text:style-name="P8">Marcin Jackowski</text:p>
      <text:p text:style-name="P9">Marek <text:span text:style-name="T1">Sroga</text:span></text:p>
      <text:p text:style-name="P11"/>
      <text:p text:style-name="P10">Opis projektu:</text:p>
      <text:p text:style-name="P2"/>
      <text:p text:style-name="P2">Projekt polega na wykonaniu komputerowej sceny 3D. <text:span text:style-name="T1">Do wykonania z</text:span>ostanie użyty edytor grafiki 3D „Unity 3D”. Głównym elementem animacji będzie flaga, poruszająca się pod wpływem działania na nią siły wiatru.</text:p>
      <text:p text:style-name="P2"/>
      <text:p text:style-name="P2"><text:s/>Użytkownik będzie miał możliwość interakcji z wirtualnym światem poprzez:</text:p>
      <text:p text:style-name="P2"/>
      <text:p text:style-name="P2">1. <text:span text:style-name="T2">Z</text:span>mianę punktu obserwacji sceny</text:p>
      <text:p text:style-name="P2"/>
      <text:p text:style-name="P2">Symulacja przemieszczania się człowieka na scenie, tak by móc obserwować flagę z każdej pozycji. W tym celu niezbędne jest zaimplementowanie możliwości przemieszczania się na scenie oraz obracanie się postaci, zmieniając tym samym widziany wycinek sceny. <text:span text:style-name="T2">Przemieszczaniu towarzyszyć będą dźwięki przypominające rzeczywisty chód człowieka.</text:span></text:p>
      <text:p text:style-name="P2"/>
      <text:p text:style-name="P2">2. <text:span text:style-name="T2">Z</text:span>mianę kierunku wiatru</text:p>
      <text:p text:style-name="P2"/>
      <text:p text:style-name="P3">Użytkownik może wpływać na kierunek wiania wiatru. Kierunek może zostać określony poprzez kąt jaki utworzy punkt umocowania flagi z dowolnym punktem <text:span text:style-name="T1">na scenie, uwzględniając wszystkie trzy współrzędne. Edytowalny będzie również wektor siły wiatru za pomocą intuicyjnego suwaka.</text:span></text:p>
      <text:p text:style-name="P3"><text:span text:style-name="T1">Do realizacji siły wiatru wykorzystany zostanie element edytora Unity: „wind zone”. Zmiana kierunku i siły wiatru spowoduje pożądaną zmianę zachowania flagi. Wiatr będzie wydawał odpowiedni dźwięk o intensywności proprocjonalnej do jego siły.</text:span></text:p>
      <text:p text:style-name="P1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14:54:26.936829720</meta:creation-date>
    <dc:date>2016-03-31T15:59:00.972331331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5" meta:word-count="190" meta:character-count="1399" meta:non-whitespace-character-count="1223"/>
  </office:meta>
</office:document-meta>
</file>